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8de73d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paragraph-rsid="008de73d"/>
    </style:style>
    <style:style style:name="P4" style:family="paragraph" style:parent-style-name="Text_20_body">
      <style:paragraph-properties fo:margin-top="0.247cm" fo:margin-bottom="0.212cm" style:contextual-spacing="false"/>
      <style:text-properties style:use-window-font-color="true" loext:opacity="0%" style:font-name="PT Astra Serif2" fo:font-size="16.1499996185303pt" fo:language="ru" fo:country="RU" fo:font-style="italic" fo:font-weight="bold" officeooo:rsid="00931e5d" officeooo:paragraph-rsid="00931e5d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P5" style:family="paragraph" style:parent-style-name="Text_20_body">
      <style:text-properties officeooo:paragraph-rsid="007a69aa"/>
    </style:style>
    <style:style style:name="P6" style:family="paragraph" style:parent-style-name="List_20_Paragraph">
      <loext:graphic-properties draw:fill="none"/>
      <style:paragraph-properties fo:margin-left="0.801cm" fo:margin-right="0cm" fo:margin-top="0cm" fo:margin-bottom="0cm" style:contextual-spacing="true" fo:text-align="center" style:justify-single-word="false" fo:orphans="2" fo:widows="2" fo:text-indent="-0.6cm" style:auto-text-indent="false" fo:background-color="transparent" style:writing-mode="lr-tb"/>
      <style:text-properties style:font-name="PT Astra Serif2" fo:font-size="20.7999992370605pt" fo:font-weight="bold" officeooo:rsid="004a53ab" officeooo:paragraph-rsid="008de73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7" style:family="paragraph" style:parent-style-name="Text_20_body">
      <style:paragraph-properties fo:line-height="100%" fo:text-align="center" style:justify-single-word="false"/>
      <style:text-properties officeooo:paragraph-rsid="008de73d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8de73d"/>
    </style:style>
    <style:style style:name="P9" style:family="paragraph" style:parent-style-name="Text_20_body">
      <style:paragraph-properties fo:line-height="100%"/>
      <style:text-properties officeooo:paragraph-rsid="008de73d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officeooo:paragraph-rsid="008de73d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officeooo:rsid="005c2ed8" officeooo:paragraph-rsid="008de73d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8de73d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283c" officeooo:paragraph-rsid="008de73d" style:font-size-asian="16pt" style:font-size-complex="16pt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8de73d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8de73d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8de73d"/>
    </style:style>
    <style:style style:name="P17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8de73d"/>
    </style:style>
    <style:style style:name="P18" style:family="paragraph" style:parent-style-name="Text_20_body">
      <style:paragraph-properties fo:line-height="100%" fo:text-align="center" style:justify-single-word="false"/>
      <style:text-properties officeooo:rsid="00581175" officeooo:paragraph-rsid="008de73d"/>
    </style:style>
    <style:style style:name="P19" style:family="paragraph" style:parent-style-name="Text_20_body">
      <style:paragraph-properties fo:text-align="justify" style:justify-single-word="false"/>
      <style:text-properties officeooo:paragraph-rsid="008f37fc"/>
    </style:style>
    <style:style style:name="P20" style:family="paragraph" style:parent-style-name="Text_20_body">
      <style:paragraph-properties fo:margin-left="1.251cm" fo:margin-right="0cm" fo:margin-top="0.349cm" fo:margin-bottom="0.4cm" style:contextual-spacing="false" fo:text-align="justify" style:justify-single-word="false" fo:text-indent="0cm" style:auto-text-indent="false"/>
      <style:text-properties officeooo:paragraph-rsid="00939fdb"/>
    </style:style>
    <style:style style:name="P21" style:family="paragraph" style:parent-style-name="Заголовок_20_2_20_титул">
      <style:text-properties officeooo:paragraph-rsid="008de73d"/>
    </style:style>
    <style:style style:name="P22" style:family="paragraph" style:parent-style-name="Text_20_body">
      <style:text-properties fo:font-size="14pt" fo:font-style="normal" style:font-size-asian="14pt" style:font-style-asian="normal" style:font-size-complex="14pt" style:font-style-complex="normal"/>
    </style:style>
    <style:style style:name="P2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9bd18a" officeooo:paragraph-rsid="009bd18a"/>
    </style:style>
    <style:style style:name="P24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7a69aa"/>
    </style:style>
    <style:style style:name="P25" style:family="paragraph" style:parent-style-name="Heading_20_2" style:master-page-name="Standard">
      <style:paragraph-properties style:page-number="auto" fo:break-before="page"/>
      <style:text-properties officeooo:paragraph-rsid="007a69aa"/>
    </style:style>
    <style:style style:name="P2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style:font-name="PT Astra Serif2" fo:font-style="normal" fo:font-weight="bold" style:font-name-asian="Tahoma" style:font-style-asian="normal" style:font-weight-asian="bold" style:font-name-complex="Lohit Devanagari1" style:font-style-complex="normal" style:font-weight-complex="bold"/>
    </style:style>
    <style:style style:name="P27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rsid="00530fed" officeooo:paragraph-rsid="007a69aa"/>
    </style:style>
    <style:style style:name="P28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8de73d"/>
    </style:style>
    <style:style style:name="P2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8de73d"/>
    </style:style>
    <style:style style:name="P30" style:family="paragraph" style:parent-style-name="Text_20_body">
      <style:text-properties style:use-window-font-color="true" loext:opacity="0%" style:font-name="PT Astra Serif2" fo:font-size="14pt" fo:language="ru" fo:country="RU" fo:font-style="normal" fo:font-weight="normal" officeooo:rsid="005ec9a5" style:font-name-asian="Tahoma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P31" style:family="paragraph" style:parent-style-name="Листинг">
      <style:paragraph-properties fo:margin-top="0.212cm" fo:margin-bottom="0.212cm" style:contextual-spacing="false" text:number-lines="false" text:line-number="0"/>
      <style:text-properties officeooo:paragraph-rsid="007a69aa"/>
    </style:style>
    <style:style style:name="P32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3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f8f8f2" loext:opacity="100%" fo:language="zxx" fo:country="none" fo:font-style="normal" style:text-underline-style="none" fo:font-weight="normal" fo:background-color="transparent"/>
    </style:style>
    <style:style style:name="P34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6272a4" loext:opacity="100%" fo:font-size="12pt" fo:language="zxx" fo:country="none" fo:font-style="normal" style:text-underline-style="none" fo:font-weight="normal" fo:background-color="transparent"/>
    </style:style>
    <style:style style:name="T1" style:family="text">
      <style:text-properties fo:font-style="normal" officeooo:rsid="0068dd09" style:font-style-asian="normal" style:font-style-complex="normal"/>
    </style:style>
    <style:style style:name="T2" style:family="text">
      <style:text-properties fo:font-style="normal" officeooo:rsid="006357f7" style:font-style-asian="normal" style:font-style-complex="normal"/>
    </style:style>
    <style:style style:name="T3" style:family="text">
      <style:text-properties officeooo:rsid="00328e42"/>
    </style:style>
    <style:style style:name="T4" style:family="text">
      <style:text-properties officeooo:rsid="0039bf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698461" style:font-style-asian="italic" style:font-style-complex="italic"/>
    </style:style>
    <style:style style:name="T9" style:family="text">
      <style:text-properties fo:language="en" fo:country="US" officeooo:rsid="0076597a"/>
    </style:style>
    <style:style style:name="T10" style:family="text">
      <style:text-properties fo:language="en" fo:country="US" officeooo:rsid="0074e58b"/>
    </style:style>
    <style:style style:name="T11" style:family="text">
      <style:text-properties fo:language="en" fo:country="US" officeooo:rsid="00710e12"/>
    </style:style>
    <style:style style:name="T12" style:family="text">
      <style:text-properties fo:language="en" fo:country="US" officeooo:rsid="00939fdb"/>
    </style:style>
    <style:style style:name="T13" style:family="text">
      <style:text-properties style:use-window-font-color="true" loext:opacity="0%" style:font-name="PT Astra Serif2" fo:font-size="18.3999996185303pt" fo:font-weight="bold" officeooo:rsid="005e0b45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use-window-font-color="true" loext:opacity="0%" style:font-name="PT Astra Serif2" fo:font-size="18.3999996185303pt" fo:font-weight="bold" officeooo:rsid="007a69aa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style:use-window-font-color="true" loext:opacity="0%" style:font-name="PT Astra Serif2" fo:font-size="18.3999996185303pt" fo:language="ru" fo:country="RU" fo:font-weight="bold" officeooo:rsid="006b1b23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style:use-window-font-color="true" loext:opacity="0%" style:font-name="PT Astra Serif2" fo:font-size="18.3999996185303pt" fo:language="ru" fo:country="RU" fo:font-weight="bold" officeooo:rsid="009bd18a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use-window-font-color="true" loext:opacity="0%" style:font-name="PT Astra Serif2" fo:font-size="16.1499996185303pt" fo:font-style="normal" fo:font-weight="bold" style:font-name-asian="Tahoma" style:font-size-asian="14.1000003814697pt" style:font-style-asian="normal" style:font-weight-asian="bold" style:font-name-complex="Lohit Devanagari1" style:font-size-complex="14.1000003814697pt" style:font-style-complex="normal" style:font-weight-complex="bold"/>
    </style:style>
    <style:style style:name="T18" style:family="text">
      <style:text-properties style:use-window-font-color="true" loext:opacity="0%" style:font-name="PT Astra Serif2" fo:language="ru" fo:country="RU" fo:font-weight="bold" style:font-name-asian="Tahoma" style:font-weight-asian="bold" style:font-name-complex="Lohit Devanagari1" style:font-weight-complex="bold"/>
    </style:style>
    <style:style style:name="T19" style:family="text">
      <style:text-properties style:use-window-font-color="true" loext:opacity="0%" style:font-name="PT Astra Serif2" fo:language="ru" fo:country="RU" fo:font-weight="bold" officeooo:rsid="005ec9a5" style:font-name-asian="Tahoma" style:font-weight-asian="bold" style:font-name-complex="Lohit Devanagari1" style:font-weight-complex="bold"/>
    </style:style>
    <style:style style:name="T20" style:family="text">
      <style:text-properties style:use-window-font-color="true" loext:opacity="0%" style:font-name="PT Astra Serif2" fo:language="en" fo:country="US" fo:font-weight="bold" style:font-name-asian="Tahoma" style:font-weight-asian="bold" style:font-name-complex="Lohit Devanagari1" style:font-weight-complex="bold"/>
    </style:style>
    <style:style style:name="T21" style:family="text">
      <style:text-properties style:use-window-font-color="true" loext:opacity="0%" style:font-name="PT Astra Serif1" fo:language="ru" fo:country="RU" fo:font-style="normal" officeooo:rsid="00939fdb" style:language-asian="ru" style:country-asian="RU" style:font-style-asian="normal" style:font-style-complex="normal"/>
    </style:style>
    <style:style style:name="T22" style:family="text">
      <style:text-properties style:use-window-font-color="true" loext:opacity="0%" style:font-name="PT Astra Serif1" fo:language="ru" fo:country="RU" fo:font-style="normal" officeooo:rsid="0094d855" style:language-asian="ru" style:country-asian="RU" style:font-style-asian="normal" style:font-style-complex="normal"/>
    </style:style>
    <style:style style:name="T23" style:family="text">
      <style:text-properties style:use-window-font-color="true" loext:opacity="0%" style:font-name="PT Astra Serif1" fo:language="ru" fo:country="RU" fo:font-style="normal" officeooo:rsid="00967e95" style:language-asian="ru" style:country-asian="RU" style:font-style-asian="normal" style:font-style-complex="normal"/>
    </style:style>
    <style:style style:name="T24" style:family="text">
      <style:text-properties style:use-window-font-color="true" loext:opacity="0%" style:font-name="PT Astra Serif1" fo:language="ru" fo:country="RU" fo:font-style="normal" officeooo:rsid="009995e1" style:language-asian="ru" style:country-asian="RU" style:font-style-asian="normal" style:font-style-complex="normal"/>
    </style:style>
    <style:style style:name="T25" style:family="text">
      <style:text-properties style:use-window-font-color="true" loext:opacity="0%" style:font-name="PT Astra Serif1" fo:language="ru" fo:country="RU" fo:font-style="normal" officeooo:rsid="009e211a" style:language-asian="ru" style:country-asian="RU" style:font-style-asian="normal" style:font-style-complex="normal"/>
    </style:style>
    <style:style style:name="T26" style:family="text">
      <style:text-properties style:use-window-font-color="true" loext:opacity="0%" style:font-name="PT Astra Serif1" fo:language="en" fo:country="US" fo:font-style="normal" officeooo:rsid="0094d855" style:language-asian="ru" style:country-asian="RU" style:font-style-asian="normal" style:font-style-complex="normal"/>
    </style:style>
    <style:style style:name="T27" style:family="text">
      <style:text-properties style:use-window-font-color="true" loext:opacity="0%" style:font-name="PT Astra Serif1" fo:language="en" fo:country="US" fo:font-style="normal" officeooo:rsid="009995e1" style:language-asian="ru" style:country-asian="RU" style:font-style-asian="normal" style:font-style-complex="normal"/>
    </style:style>
    <style:style style:name="T28" style:family="text">
      <style:text-properties style:use-window-font-color="true" loext:opacity="0%" style:font-name="PT Astra Serif1" fo:language="en" fo:country="US" fo:font-style="normal" officeooo:rsid="009e211a" style:language-asian="ru" style:country-asian="RU" style:font-style-asian="normal" style:font-style-complex="normal"/>
    </style:style>
    <style:style style:name="T29" style:family="text">
      <style:text-properties officeooo:rsid="00673f95"/>
    </style:style>
    <style:style style:name="T30" style:family="text">
      <style:text-properties officeooo:rsid="00694143"/>
    </style:style>
    <style:style style:name="T31" style:family="text">
      <style:text-properties fo:font-size="12pt" fo:font-style="normal" officeooo:rsid="00698461" style:font-size-asian="12pt" style:font-style-asian="normal" style:font-size-complex="12pt" style:font-style-complex="normal"/>
    </style:style>
    <style:style style:name="T32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33" style:family="text">
      <style:text-properties officeooo:rsid="005e283c"/>
    </style:style>
    <style:style style:name="T34" style:family="text">
      <style:text-properties fo:language="ru" fo:country="RU" officeooo:rsid="00939fdb"/>
    </style:style>
    <style:style style:name="T35" style:family="text">
      <style:text-properties officeooo:rsid="00710e12"/>
    </style:style>
    <style:style style:name="T36" style:family="text">
      <style:text-properties officeooo:rsid="009bd18a"/>
    </style:style>
    <style:style style:name="T37" style:family="text">
      <style:text-properties style:font-name="PT Astra Serif3" fo:font-style="normal" fo:font-weight="bold" style:font-style-asian="italic" style:font-name-complex="Lohit Devanagari" style:font-style-complex="italic"/>
    </style:style>
    <style:style style:name="T38" style:family="text">
      <style:text-properties style:font-name="PT Astra Serif3" fo:language="en" fo:country="US" fo:font-style="normal" fo:font-weight="bold" officeooo:rsid="008e4583" style:font-style-asian="italic" style:font-name-complex="Lohit Devanagari" style:font-style-complex="italic"/>
    </style:style>
    <style:style style:name="T39" style:family="text">
      <style:text-properties fo:color="#ff79c6" loext:opacity="100%"/>
    </style:style>
    <style:style style:name="T40" style:family="text">
      <style:text-properties fo:color="#f8f8f2" loext:opacity="100%"/>
    </style:style>
    <style:style style:name="T41" style:family="text">
      <style:text-properties fo:color="#f8f8f2" loext:opacity="100%" fo:font-style="normal" style:text-underline-style="none" fo:font-weight="normal"/>
    </style:style>
    <style:style style:name="T42" style:family="text">
      <style:text-properties fo:color="#f8f8f2" loext:opacity="100%" fo:language="ru" fo:country="RU"/>
    </style:style>
    <style:style style:name="T43" style:family="text">
      <style:text-properties fo:color="#f8f8f2" loext:opacity="100%" fo:language="ru" fo:country="RU" officeooo:rsid="009f777d"/>
    </style:style>
    <style:style style:name="T44" style:family="text">
      <style:text-properties fo:color="#50fa7b" loext:opacity="100%"/>
    </style:style>
    <style:style style:name="T45" style:family="text">
      <style:text-properties fo:color="#8be9fd" loext:opacity="100%"/>
    </style:style>
    <style:style style:name="T46" style:family="text">
      <style:text-properties fo:color="#ffb86c" loext:opacity="100%"/>
    </style:style>
    <style:style style:name="T47" style:family="text">
      <style:text-properties fo:color="#bd93f9" loext:opacity="100%"/>
    </style:style>
    <style:style style:name="T48" style:family="text">
      <style:text-properties fo:color="#6272a4" loext:opacity="100%" fo:font-size="12pt"/>
    </style:style>
    <style:style style:name="fr1" style:family="graphic" style:parent-style-name="Formula">
      <style:graphic-properties fo:margin-left="0.161cm" fo:margin-right="0.161cm" fo:margin-top="0cm" fo:margin-bottom="0cm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8"><text:tab/>Министерство образования, науки и молодежной политики</text:p>
      <text:p text:style-name="P7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7"><text:span text:style-name="Emphasis"><text:span text:style-name="T32"/></text:span></text:p>
      <text:p text:style-name="P2"/>
      <text:p text:style-name="P2"/>
      <text:p text:style-name="P11"/>
      <text:p text:style-name="P13">СИСТЕМНОЕ ПРОГРАММИРОВАНИЕ</text:p>
      <text:p text:style-name="P12"/>
      <text:p text:style-name="P12"/>
      <text:p text:style-name="P17">ЛАБОРАТОРНАЯ РАБОТА №<text:span text:style-name="T33">1</text:span></text:p>
      <text:p text:style-name="P3">по теме:</text:p>
      <text:p text:style-name="P6">Использование потоков</text:p>
      <text:p text:style-name="P21"/>
      <text:p text:style-name="P21"/>
      <text:p text:style-name="P8"><text:span text:style-name="T5">Выполн</text:span><text:span text:style-name="T6">ил:</text:span><text:span text:style-name="T3"> </text:span></text:p>
      <text:p text:style-name="P8"><text:span text:style-name="T4">студент ЕПК,</text:span> <text:span text:style-name="T4">группа</text:span> <text:span text:style-name="T36">И-31</text:span></text:p>
      <text:p text:style-name="P23">Сафронов Данил</text:p>
      <text:p text:style-name="P14"/>
      <text:p text:style-name="P15"><text:span text:style-name="T4">Проверил</text:span>:</text:p>
      <text:p text:style-name="P16">преподаватель</text:p>
      <text:p text:style-name="P16">Фомин А. Т.</text:p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18"><text:span text:style-name="Emphasis"/></text:p>
      <text:p text:style-name="P7"/>
      <text:p text:style-name="P7"><text:span text:style-name="Emphasis"><text:span text:style-name="T1">Ейск </text:span></text:span><text:span text:style-name="Emphasis"><text:span text:style-name="T2">2024</text:span></text:span></text:p>
      <text:h text:style-name="P25" text:outline-level="2"><text:span text:style-name="T29">1 </text:span><text:span text:style-name="T30">Постановка задачи</text:span></text:h>
      <text:p text:style-name="P19"><text:tab/><text:span text:style-name="T17">Вариант 2</text:span></text:p>
      <text:p text:style-name="P19"><text:span text:style-name="T36">С</text:span>оставить программу, которая использует методы класс<text:span text:style-name="T35">а</text:span> <text:span text:style-name="T7">Task</text:span><text:span text:style-name="T34">.</text:span><text:span text:style-name="T12">Factory.StartNew()</text:span><text:span text:style-name="T7">. Программа должна выводить вычисляемое значение </text:span><text:span text:style-name="T34">рекурсии </text:span><text:span text:style-name="T7">и время выполнения задачи. </text:span><text:span text:style-name="T9">Необходимо с</text:span><text:span text:style-name="T10">равнить производительность кода без и с использованием класс</text:span><text:span text:style-name="T11">а</text:span><text:span text:style-name="T10"> Task. </text:span></text:p>
      <text:p text:style-name="P22"><text:span text:style-name="T19">А</text:span><text:span text:style-name="T18">лгоритм вычисления функции </text:span><text:span text:style-name="T20">F(n) </text:span><text:span text:style-name="T18">задан следующими соотношениями:</text:span></text:p>
      <text:p text:style-name="P4"><draw:frame draw:style-name="fr1" draw:name="Объект1" text:anchor-type="as-char" svg:y="-0.443cm" svg:width="4.743cm" svg:height="0.62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4"><draw:frame draw:style-name="fr1" draw:name="Объект4" text:anchor-type="as-char" svg:y="-0.453cm" svg:width="10.645cm" svg:height="0.663cm" draw:z-index="1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4"><draw:frame draw:style-name="fr1" draw:name="Объект2" text:anchor-type="as-char" svg:y="-0.443cm" svg:width="10.231cm" svg:height="0.653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30">Определить количество натуральных значений n из отрезка [1; 800], для которых все цифры значения F(n) чётные.</text:p>
      <text:p text:style-name="P24"><text:span text:style-name="T16">2</text:span><text:span text:style-name="T15"> </text:span><text:span text:style-name="T16">Программный код</text:span></text:p>
      <text:p text:style-name="P31"><text:span text:style-name="T37">Листинг </text:span><text:span text:style-name="T37"><text:sequence text:ref-name="refЛистинг0" text:name="Листинг" text:formula="ooow:Листинг+1" style:num-format="1">1</text:sequence></text:span><text:span text:style-name="T37">. </text:span><text:span text:style-name="T38">Program.cs</text:span></text:p>
      <text:p text:style-name="P32"><text:span text:style-name="T48"><text:s/>1 <text:s/></text:span><text:span text:style-name="T39">using</text:span><text:span text:style-name="T40"> System.Diagnostics;</text:span></text:p>
      <text:p text:style-name="P32"><text:span text:style-name="T48"><text:s/>2 <text:s/></text:span><text:span text:style-name="T39">using</text:span><text:span text:style-name="T40"> BetterConsoles.Tables;</text:span></text:p>
      <text:p text:style-name="P32"><text:span text:style-name="T48"><text:s/>3 <text:s/></text:span><text:span text:style-name="T39">using</text:span><text:span text:style-name="T40"> BetterConsoles.Tables.Configuration;</text:span></text:p>
      <text:p text:style-name="P34"><text:s/>4 <text:s/></text:p>
      <text:p text:style-name="P32"><text:span text:style-name="T48"><text:s/>5 <text:s/></text:span><text:span text:style-name="T39">class</text:span><text:span text:style-name="T40"> </text:span><text:span text:style-name="T44">Recursion</text:span><text:span text:style-name="T40"> {</text:span></text:p>
      <text:p text:style-name="P32"><text:span text:style-name="T48"><text:s/>6 <text:s/></text:span><text:span text:style-name="T40"><text:s text:c="4"/></text:span><text:span text:style-name="T39">static</text:span><text:span text:style-name="T40"> </text:span><text:span text:style-name="T45">ulong</text:span><text:span text:style-name="T40"> </text:span><text:span text:style-name="T44">Rec</text:span><text:span text:style-name="T40">(</text:span><text:span text:style-name="T45">ulong</text:span><text:span text:style-name="T40"> x) {</text:span></text:p>
      <text:p text:style-name="P32"><text:span text:style-name="T48"><text:s/>7 <text:s/></text:span><text:span text:style-name="T40"><text:s text:c="8"/></text:span><text:span text:style-name="T39">if</text:span><text:span text:style-name="T40">(x </text:span><text:span text:style-name="T39">&lt;=</text:span><text:span text:style-name="T40"> </text:span><text:span text:style-name="T46">18</text:span><text:span text:style-name="T40">)</text:span></text:p>
      <text:p text:style-name="P32"><text:span text:style-name="T48"><text:s/>8 <text:s/></text:span><text:span text:style-name="T40"><text:s text:c="12"/></text:span><text:span text:style-name="T39">return</text:span><text:span text:style-name="T40"> x </text:span><text:span text:style-name="T39">+</text:span><text:span text:style-name="T40"> </text:span><text:span text:style-name="T46">3</text:span><text:span text:style-name="T40">;</text:span></text:p>
      <text:p text:style-name="P32"><text:span text:style-name="T48"><text:s/>9 <text:s/></text:span><text:span text:style-name="T40"><text:s text:c="8"/></text:span><text:span text:style-name="T39">else</text:span><text:span text:style-name="T40"> </text:span><text:span text:style-name="T44">if</text:span><text:span text:style-name="T40">(x </text:span><text:span text:style-name="T39">&gt;</text:span><text:span text:style-name="T40"> </text:span><text:span text:style-name="T46">18</text:span><text:span text:style-name="T40"> </text:span><text:span text:style-name="T39">&amp;&amp;</text:span><text:span text:style-name="T40"> x </text:span><text:span text:style-name="T39">%</text:span><text:span text:style-name="T40"> </text:span><text:span text:style-name="T46">3</text:span><text:span text:style-name="T40"> </text:span><text:span text:style-name="T39">==</text:span><text:span text:style-name="T40"> </text:span><text:span text:style-name="T46">0</text:span><text:span text:style-name="T40">)</text:span></text:p>
      <text:p text:style-name="P32"><text:span text:style-name="T48">10 <text:s/></text:span><text:span text:style-name="T40"><text:s text:c="12"/></text:span><text:span text:style-name="T39">return</text:span><text:span text:style-name="T40"> x </text:span><text:span text:style-name="T39">/</text:span><text:span text:style-name="T40"> </text:span><text:span text:style-name="T46">3</text:span><text:span text:style-name="T40"> </text:span><text:span text:style-name="T39">*</text:span><text:span text:style-name="T40"> Rec(x </text:span><text:span text:style-name="T39">/</text:span><text:span text:style-name="T40"> </text:span><text:span text:style-name="T46">3</text:span><text:span text:style-name="T40">) </text:span><text:span text:style-name="T39">+</text:span><text:span text:style-name="T40"> x </text:span><text:span text:style-name="T39">-</text:span><text:span text:style-name="T40"> </text:span><text:span text:style-name="T46">12</text:span><text:span text:style-name="T40">;</text:span></text:p>
      <text:p text:style-name="P32"><text:span text:style-name="T48">11 <text:s/></text:span><text:span text:style-name="T40"><text:s text:c="8"/></text:span><text:span text:style-name="T39">else</text:span></text:p>
      <text:p text:style-name="P32"><text:span text:style-name="T48">12 <text:s/></text:span><text:span text:style-name="T40"><text:s text:c="12"/></text:span><text:span text:style-name="T39">return</text:span><text:span text:style-name="T40"> </text:span><text:span text:style-name="T44">Rec</text:span><text:span text:style-name="T40">(x </text:span><text:span text:style-name="T39">-</text:span><text:span text:style-name="T40"> </text:span><text:span text:style-name="T46">1</text:span><text:span text:style-name="T40">) </text:span><text:span text:style-name="T39">+</text:span><text:span text:style-name="T40"> x </text:span><text:span text:style-name="T39">*</text:span><text:span text:style-name="T40"> x </text:span><text:span text:style-name="T39">+</text:span><text:span text:style-name="T40"> </text:span><text:span text:style-name="T46">5</text:span><text:span text:style-name="T40">;</text:span></text:p>
      <text:p text:style-name="P32"><text:span text:style-name="T48">13 <text:s/></text:span><text:span text:style-name="T40"><text:s text:c="4"/>}</text:span></text:p>
      <text:p text:style-name="P32"><text:span text:style-name="T48">14 <text:s/></text:span><text:span text:style-name="T40"><text:s text:c="4"/></text:span><text:span text:style-name="T39">static</text:span><text:span text:style-name="T40"> </text:span><text:span text:style-name="T39">public</text:span><text:span text:style-name="T40"> </text:span><text:span text:style-name="T45">ulong</text:span><text:span text:style-name="T40"> </text:span><text:span text:style-name="T44">RecSum</text:span><text:span text:style-name="T40">() {</text:span></text:p>
      <text:p text:style-name="P32"><text:span text:style-name="T48">15 <text:s/></text:span><text:span text:style-name="T40"><text:s text:c="8"/></text:span><text:span text:style-name="T45">ulong</text:span><text:span text:style-name="T40"> k </text:span><text:span text:style-name="T39">=</text:span><text:span text:style-name="T40"> </text:span><text:span text:style-name="T46">0</text:span><text:span text:style-name="T40">;</text:span></text:p>
      <text:p text:style-name="P32"><text:span text:style-name="T48">16 <text:s/></text:span><text:span text:style-name="T40"><text:s text:c="8"/></text:span><text:span text:style-name="T39">for</text:span><text:span text:style-name="T40"> (</text:span><text:span text:style-name="T45">ulong</text:span><text:span text:style-name="T40"> i </text:span><text:span text:style-name="T39">=</text:span><text:span text:style-name="T40"> </text:span><text:span text:style-name="T46">1</text:span><text:span text:style-name="T40">; i </text:span><text:span text:style-name="T39">&lt;=</text:span><text:span text:style-name="T40"> </text:span><text:span text:style-name="T46">10000000</text:span><text:span text:style-name="T40">; i</text:span><text:span text:style-name="T39">++</text:span><text:span text:style-name="T40">) {</text:span></text:p>
      <text:p text:style-name="P32"><text:span text:style-name="T48">17 <text:s/></text:span><text:span text:style-name="T40"><text:s text:c="12"/></text:span><text:span text:style-name="T45">bool</text:span><text:span text:style-name="T40"> ch </text:span><text:span text:style-name="T39">=</text:span><text:span text:style-name="T40"> </text:span><text:span text:style-name="T39">true</text:span><text:span text:style-name="T40">;</text:span></text:p>
      <text:p text:style-name="P32"><text:soft-page-break/><text:span text:style-name="T48">18 <text:s/></text:span><text:span text:style-name="T40"><text:s text:c="12"/></text:span><text:span text:style-name="T45">ulong</text:span><text:span text:style-name="T40"> a </text:span><text:span text:style-name="T39">=</text:span><text:span text:style-name="T40"> Rec(i);</text:span></text:p>
      <text:p text:style-name="P32"><text:span text:style-name="T48">19 <text:s/></text:span><text:span text:style-name="T40"><text:s text:c="12"/></text:span><text:span text:style-name="T39">while</text:span><text:span text:style-name="T40"> (a </text:span><text:span text:style-name="T39">!=</text:span><text:span text:style-name="T40"> </text:span><text:span text:style-name="T46">0</text:span><text:span text:style-name="T40">) {</text:span></text:p>
      <text:p text:style-name="P32"><text:span text:style-name="T48">20 <text:s/></text:span><text:span text:style-name="T40"><text:s text:c="16"/></text:span><text:span text:style-name="T39">if</text:span><text:span text:style-name="T40"> (a </text:span><text:span text:style-name="T39">%</text:span><text:span text:style-name="T40"> </text:span><text:span text:style-name="T46">2</text:span><text:span text:style-name="T40"> </text:span><text:span text:style-name="T39">==</text:span><text:span text:style-name="T40"> </text:span><text:span text:style-name="T46">0</text:span><text:span text:style-name="T40">)</text:span></text:p>
      <text:p text:style-name="P32"><text:span text:style-name="T48">21 <text:s/></text:span><text:span text:style-name="T40"><text:s text:c="20"/>a </text:span><text:span text:style-name="T39">/=</text:span><text:span text:style-name="T40"> </text:span><text:span text:style-name="T46">10</text:span><text:span text:style-name="T40">;</text:span></text:p>
      <text:p text:style-name="P32"><text:span text:style-name="T48">22 <text:s/></text:span><text:span text:style-name="T40"><text:s text:c="16"/></text:span><text:span text:style-name="T39">else</text:span><text:span text:style-name="T40"> {</text:span></text:p>
      <text:p text:style-name="P32"><text:span text:style-name="T48">23 <text:s/></text:span><text:span text:style-name="T40"><text:s text:c="20"/>ch </text:span><text:span text:style-name="T39">=</text:span><text:span text:style-name="T40"> </text:span><text:span text:style-name="T39">false</text:span><text:span text:style-name="T40">;</text:span></text:p>
      <text:p text:style-name="P32"><text:span text:style-name="T48">24 <text:s/></text:span><text:span text:style-name="T40"><text:s text:c="20"/></text:span><text:span text:style-name="T39">break</text:span><text:span text:style-name="T40">;</text:span></text:p>
      <text:p text:style-name="P32"><text:span text:style-name="T48">25 <text:s/></text:span><text:span text:style-name="T40"><text:s text:c="16"/>}</text:span></text:p>
      <text:p text:style-name="P32"><text:span text:style-name="T48">26 <text:s/></text:span><text:span text:style-name="T40"><text:s text:c="12"/>}</text:span></text:p>
      <text:p text:style-name="P32"><text:span text:style-name="T48">27 <text:s/></text:span><text:span text:style-name="T40"><text:s text:c="12"/></text:span><text:span text:style-name="T39">if</text:span><text:span text:style-name="T40"> (ch </text:span><text:span text:style-name="T39">==</text:span><text:span text:style-name="T40"> </text:span><text:span text:style-name="T39">true</text:span><text:span text:style-name="T40">) k</text:span><text:span text:style-name="T39">++</text:span><text:span text:style-name="T40">;</text:span></text:p>
      <text:p text:style-name="P32"><text:span text:style-name="T48">28 <text:s/></text:span><text:span text:style-name="T40"><text:s text:c="8"/>}</text:span></text:p>
      <text:p text:style-name="P32"><text:span text:style-name="T48">29 <text:s/></text:span><text:span text:style-name="T40"><text:s text:c="8"/></text:span><text:span text:style-name="T39">return</text:span><text:span text:style-name="T40"> k;</text:span></text:p>
      <text:p text:style-name="P32"><text:span text:style-name="T48">30 <text:s/></text:span><text:span text:style-name="T40"><text:s text:c="4"/>}</text:span></text:p>
      <text:p text:style-name="P33"><text:span text:style-name="T48">31 <text:s/></text:span>}</text:p>
      <text:p text:style-name="P34">32 <text:s/></text:p>
      <text:p text:style-name="P32"><text:span text:style-name="T48">33 <text:s/></text:span><text:span text:style-name="T39">class</text:span><text:span text:style-name="T40"> </text:span><text:span text:style-name="T44">Program</text:span><text:span text:style-name="T40"> {</text:span></text:p>
      <text:p text:style-name="P32"><text:span text:style-name="T48">34 <text:s/></text:span><text:span text:style-name="T40"><text:s text:c="4"/></text:span><text:span text:style-name="T39">static</text:span><text:span text:style-name="T40"> </text:span><text:span text:style-name="T39">void</text:span><text:span text:style-name="T40"> </text:span><text:span text:style-name="T44">Main</text:span><text:span text:style-name="T40">() {</text:span></text:p>
      <text:p text:style-name="P32"><text:span text:style-name="T48">35 <text:s/></text:span><text:span text:style-name="T40"><text:s text:c="8"/></text:span><text:span text:style-name="T45">var</text:span><text:span text:style-name="T40"> sw </text:span><text:span text:style-name="T39">=</text:span><text:span text:style-name="T40"> </text:span><text:span text:style-name="T39">new</text:span><text:span text:style-name="T40"> Stopwatch();</text:span></text:p>
      <text:p text:style-name="P32"><text:span text:style-name="T48">36 <text:s/></text:span><text:span text:style-name="T40"><text:s text:c="8"/>sw.Start();</text:span></text:p>
      <text:p text:style-name="P32"><text:span text:style-name="T48">37 <text:s/></text:span><text:span text:style-name="T40"><text:s text:c="8"/>Recursion.RecSum();</text:span></text:p>
      <text:p text:style-name="P32"><text:span text:style-name="T48">38 <text:s/></text:span><text:span text:style-name="T40"><text:s text:c="8"/>sw.Stop();</text:span></text:p>
      <text:p text:style-name="P32"><text:span text:style-name="T48">39 <text:s/></text:span><text:span text:style-name="T40"><text:s text:c="8"/></text:span><text:span text:style-name="T45">long</text:span><text:span text:style-name="T40"> TimeNoTask </text:span><text:span text:style-name="T39">=</text:span><text:span text:style-name="T40"> sw.ElapsedMilliseconds;</text:span></text:p>
      <text:p text:style-name="P32"><text:span text:style-name="T48">40 <text:s/></text:span><text:span text:style-name="T40"><text:s text:c="8"/>sw.Start();</text:span></text:p>
      <text:p text:style-name="P32"><text:span text:style-name="T48">41 <text:s/></text:span><text:span text:style-name="T40"><text:s text:c="8"/></text:span><text:span text:style-name="T45">var</text:span><text:span text:style-name="T40"> Task</text:span><text:span text:style-name="T43">1</text:span><text:span text:style-name="T40"> </text:span><text:span text:style-name="T39">=</text:span><text:span text:style-name="T40"> Task.Factory.StartNew(Recursion.RecSum);</text:span></text:p>
      <text:p text:style-name="P32"><text:span text:style-name="T48">42 <text:s/></text:span><text:span text:style-name="T40"><text:s text:c="8"/>sw.Stop();</text:span></text:p>
      <text:p text:style-name="P32"><text:span text:style-name="T48">43 <text:s/></text:span><text:span text:style-name="T40"><text:s text:c="8"/></text:span><text:span text:style-name="T45">long</text:span><text:span text:style-name="T40"> TimeTask </text:span><text:span text:style-name="T39">=</text:span><text:span text:style-name="T40"> sw.ElapsedMilliseconds;</text:span></text:p>
      <text:p text:style-name="P32"><text:span text:style-name="T48">44 <text:s/></text:span><text:span text:style-name="T40"><text:s text:c="8"/></text:span><text:span text:style-name="T45">var</text:span><text:span text:style-name="T40"> table </text:span><text:span text:style-name="T39">=</text:span><text:span text:style-name="T40"> </text:span><text:span text:style-name="T39">new</text:span><text:span text:style-name="T40"> Table(</text:span><text:span text:style-name="T47">"Способ"</text:span><text:span text:style-name="T40">, </text:span><text:span text:style-name="T47">"Время (мс)"</text:span><text:span text:style-name="T40">, </text:span><text:span text:style-name="T47">"Результат"</text:span><text:span text:style-name="T40">);</text:span></text:p>
      <text:p text:style-name="P32"><text:span text:style-name="T48">45 <text:s/></text:span><text:span text:style-name="T40"><text:s text:c="8"/>table.Config </text:span><text:span text:style-name="T39">=</text:span><text:span text:style-name="T40"> TableConfig.MySql();</text:span></text:p>
      <text:p text:style-name="P32"><text:span text:style-name="T48">46 <text:s/></text:span><text:span text:style-name="T40"><text:s text:c="8"/>table.AddRow(</text:span><text:span text:style-name="T47">"Без Task"</text:span><text:span text:style-name="T40">, TimeNoTask, Recursion.RecSum());</text:span></text:p>
      <text:p text:style-name="P32"><text:span text:style-name="T48">47 <text:s/></text:span><text:span text:style-name="T40"><text:s text:c="8"/>table.AddRow(</text:span><text:span text:style-name="T47">"С Task"</text:span><text:span text:style-name="T40">, TimeTask, Task</text:span><text:span text:style-name="T43">1</text:span><text:span text:style-name="T40">.Result);</text:span></text:p>
      <text:p text:style-name="P32"><text:span text:style-name="T48">48 <text:s/></text:span><text:span text:style-name="T40"><text:s text:c="8"/>Console.Write(table.ToString());</text:span></text:p>
      <text:p text:style-name="P32"><text:span text:style-name="T48">49 <text:s/></text:span><text:span text:style-name="T40"><text:s text:c="4"/>}</text:span></text:p>
      <text:p text:style-name="P33"><text:span text:style-name="T48">50 <text:s/></text:span>}</text:p>
      <text:p text:style-name="P5"><text:span text:style-name="T31"/></text:p>
      <text:p text:style-name="P5"><text:span text:style-name="symbol0_5f_csharp"><text:span text:style-name="T8"/></text:span></text:p>
      <text:h text:style-name="P26" text:outline-level="2"><text:soft-page-break/>Вывод</text:h>
      <text:p text:style-name="Вывод_20_текст_20_в_20_консоли">+----------+------------+-----------+</text:p>
      <text:p text:style-name="Вывод_20_текст_20_в_20_консоли">| Способ <text:s text:c="2"/>| Время (мс) | Результат |</text:p>
      <text:p text:style-name="Вывод_20_текст_20_в_20_консоли">+----------+------------+-----------+</text:p>
      <text:p text:style-name="Вывод_20_текст_20_в_20_консоли">| Без Task | 3563 <text:s text:c="6"/>| 33 <text:s text:c="7"/>|</text:p>
      <text:p text:style-name="Вывод_20_текст_20_в_20_консоли">+----------+------------+-----------+</text:p>
      <text:p text:style-name="Вывод_20_текст_20_в_20_консоли">| С Task <text:s text:c="2"/>| 3565 <text:s text:c="6"/>| 33 <text:s text:c="7"/>|</text:p>
      <text:p text:style-name="Вывод_20_текст_20_в_20_консоли">+----------+------------+-----------+</text:p>
      <text:h text:style-name="P27" text:outline-level="2"><text:span text:style-name="T14">5 </text:span><text:span text:style-name="T13">Вывод</text:span></text:h>
      <text:p text:style-name="P20"><text:span text:style-name="Emphasis"><text:span text:style-name="T21">В результате выполненной работы я </text:span></text:span><text:span text:style-name="Emphasis"><text:span text:style-name="T25">создал</text:span></text:span><text:span text:style-name="Emphasis"><text:span text:style-name="T21"> программу для вычисления рекурсии. </text:span></text:span><text:span text:style-name="Emphasis"><text:span text:style-name="T22">Результатом работы стали замеры </text:span></text:span><text:span text:style-name="Emphasis"><text:span text:style-name="T25">скорости вычисления </text:span></text:span><text:span text:style-name="Emphasis"><text:span text:style-name="T22">этих методов программирования: </text:span></text:span><text:span text:style-name="Emphasis"><text:span text:style-name="T25">вычисления с помощью </text:span></text:span><text:span text:style-name="Emphasis"><text:span text:style-name="T22">метод</text:span></text:span><text:span text:style-name="Emphasis"><text:span text:style-name="T25">а</text:span></text:span><text:span text:style-name="Emphasis"><text:span text:style-name="T22"> </text:span></text:span><text:span text:style-name="Emphasis"><text:span text:style-name="T26">Task.Factory.StartNew </text:span></text:span><text:span text:style-name="Emphasis"><text:span text:style-name="T28">п</text:span></text:span><text:span text:style-name="Emphasis"><text:span text:style-name="T25">роизвелись на 2 мс медленнее, чем без него</text:span></text:span><text:span text:style-name="Emphasis"><text:span text:style-name="T22">. </text:span></text:span><text:span text:style-name="Emphasis"><text:span text:style-name="T26"><text:s/>Код</text:span></text:span><text:span text:style-name="Emphasis"><text:span text:style-name="T22"> программы показан в </text:span></text:span><text:span text:style-name="Emphasis"><text:span text:style-name="T25">л</text:span></text:span><text:span text:style-name="Emphasis"><text:span text:style-name="T22">истинге </text:span></text:span><text:span text:style-name="Emphasis"><text:span text:style-name="T25">№</text:span></text:span><text:span text:style-name="Emphasis"><text:span text:style-name="T22">1. </text:span></text:span><text:span text:style-name="Emphasis"><text:span text:style-name="T25">Мною была самостоятельно добавлена в проект библиотека </text:span></text:span><text:span text:style-name="Emphasis"><text:span text:style-name="T28">BetterConsoles, </text:span></text:span><text:span text:style-name="Emphasis"><text:span text:style-name="T25">с помощью которой я создал консольный вывод в виде таблицы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 fo:text-indent="1.251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 style:font-size-asian="12pt" style:font-size-complex="12pt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keyword2_5f_csharp" style:display-name="keyword2_csharp" style:family="text">
      <style:text-properties fo:color="#008000" loext:opacity="100%" fo:font-style="normal" fo:font-weight="normal"/>
    </style:style>
    <style:style style:name="escaped_5f_csharp" style:display-name="escaped_csharp" style:family="text">
      <style:text-properties fo:color="#008080" loext:opacity="100%" fo:font-style="normal" fo:font-weight="bold"/>
    </style:style>
    <style:style style:name="keyword4_5f_csharp" style:display-name="keyword4_csharp" style:family="text">
      <style:text-properties fo:color="#000000" loext:opacity="100%" fo:font-style="normal" fo:font-weight="normal"/>
    </style:style>
    <style:style style:name="comment0_5f_csharp" style:display-name="comment0_csharp" style:family="text">
      <style:text-properties fo:color="#008080" loext:opacity="100%" fo:font-style="italic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3"/><text:page-number text:select-page="current">4</text:page-number><text:bookmark-end text:name="PageNumWizard_FOOTER_Базовый3"/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8" draw:style-name="Mdp1"/>
    <style:master-page style:name="HTML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02:09:31.803395460</meta:creation-date>
    <meta:editing-duration>PT20H45M51S</meta:editing-duration>
    <meta:editing-cycles>80</meta:editing-cycles>
    <meta:generator>LibreOffice/24.2.1.2$Windows_X86_64 LibreOffice_project/db4def46b0453cc22e2d0305797cf981b68ef5ac</meta:generator>
    <dc:title>Реферат ГОСТ</dc:title>
    <dc:date>2024-09-12T18:59:31.872000000</dc:date>
    <meta:document-statistic meta:table-count="0" meta:image-count="0" meta:object-count="3" meta:page-count="4" meta:paragraph-count="85" meta:word-count="417" meta:character-count="3090" meta:non-whitespace-character-count="2274"/>
    <meta:template xlink:type="simple" xlink:actuate="onRequest" xlink:title="Реферат ГОСТ" xlink:href="../../Шаблон%20Лабораторной.ott" meta:date="2023-10-27T02:09:30.960011098"/>
  </office:meta>
</office:document-meta>
</file>

<file path=Object 1/content.xml><?xml version="1.0" encoding="utf-8"?>
<math xmlns="http://www.w3.org/1998/Math/MathML" display="block">
  <semantics>
    <mrow>
      <mrow>
        <msub>
          <mi>F</mi>
          <mi>n</mi>
        </msub>
        <mo stretchy="false">=</mo>
        <mrow>
          <mi>n</mi>
          <mo stretchy="false">+</mo>
          <mn>3</mn>
        </mrow>
      </mrow>
      <mi>,</mi>
      <mi mathvariant="italic">при</mi>
      <mrow>
        <mi>n</mi>
        <mo stretchy="false">≤</mo>
        <mn>18</mn>
      </mrow>
    </mrow>
    <annotation encoding="StarMath 5.0">F_n= n + 3, при n &lt;= 18</annotation>
  </semantics>
</math>
</file>

<file path=Object 2/content.xml><?xml version="1.0" encoding="utf-8"?>
<math xmlns="http://www.w3.org/1998/Math/MathML" display="block">
  <semantics>
    <mrow>
      <mrow>
        <msub>
          <mi>F</mi>
          <mi>n</mi>
        </msub>
        <mo stretchy="false">=</mo>
        <mrow>
          <msub>
            <mi>F</mi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sub>
          <mo stretchy="false">+</mo>
          <mrow>
            <mi>n</mi>
            <mo stretchy="false">⋅</mo>
            <mi>n</mi>
          </mrow>
          <mo stretchy="false">+</mo>
          <mn>5</mn>
        </mrow>
      </mrow>
      <mi>,</mi>
      <mi mathvariant="italic">при</mi>
      <mrow>
        <mi>n</mi>
        <mo stretchy="false">&gt;</mo>
        <mn>18</mn>
      </mrow>
      <mi>,</mi>
      <mi mathvariant="italic">не</mi>
      <mi mathvariant="italic">кратных</mi>
      <mn>3</mn>
    </mrow>
    <annotation encoding="StarMath 5.0">F_n= F_( n - 1 ) + n cdot n + 5, при n &gt; 18, не кратных 3</annotation>
  </semantics>
</math>
</file>

<file path=Object 4/content.xml><?xml version="1.0" encoding="utf-8"?>
<math xmlns="http://www.w3.org/1998/Math/MathML" display="block">
  <semantics>
    <mrow>
      <mrow>
        <msub>
          <mi>F</mi>
          <mi>n</mi>
        </msub>
        <mo stretchy="false">=</mo>
        <mrow>
          <mrow>
            <mrow>
              <mo fence="true" form="prefix" stretchy="false">(</mo>
              <mrow>
                <mrow>
                  <mi>n</mi>
                  <mo stretchy="false">/</mo>
                  <mn>3</mn>
                </mrow>
              </mrow>
              <mo fence="true" form="postfix" stretchy="false">)</mo>
            </mrow>
            <mo stretchy="false">⋅</mo>
            <msub>
              <mi>F</mi>
              <mrow>
                <mo fence="true" form="prefix" stretchy="false">(</mo>
                <mrow>
                  <mrow>
                    <mi>n</mi>
                    <mo stretchy="false">/</mo>
                    <mn>3</mn>
                  </mrow>
                </mrow>
                <mo fence="true" form="postfix" stretchy="false">)</mo>
              </mrow>
            </msub>
          </mrow>
          <mo stretchy="false">+</mo>
          <mi>n</mi>
          <mo stretchy="false">−</mo>
          <mn>12</mn>
        </mrow>
      </mrow>
      <mi>,</mi>
      <mi mathvariant="italic">при</mi>
      <mrow>
        <mi>n</mi>
        <mo stretchy="false">&gt;</mo>
        <mn>18</mn>
      </mrow>
      <mi>,</mi>
      <mi mathvariant="italic">кратных</mi>
      <mn>3</mn>
    </mrow>
    <annotation encoding="StarMath 5.0"> F _ n =  ( { n / 3 } ) cdot F _ ( { n / 3 } ) + n - 12 , при { n &gt; 18 } , кратных 3</annotation>
  </semantics>
</math>
</file>